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cm" svg:height="1.5cm" svg:x="6cm" svg:y="9.5cm">
          <text:p text:style-name="P1">INÍC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cm" svg:height="2.5cm" svg:x="5.5cm" svg:y="12cm">
          <text:p text:style-name="P1">Posição </text:p>
          <text:p text:style-name="P1">está em mapa de<text:line-break/>memória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3.5cm" svg:height="1.5cm" svg:x="11.5cm" svg:y="12.5cm">
          <text:p text:style-name="P1">Executa função<text:line-break/>no dispositivo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id="id5" draw:layer="layout" svg:width="3.5cm" svg:height="2.5cm" svg:x="11.5cm" svg:y="15cm">
          <text:p text:style-name="P1">Deve<text:line-break/>escrever na<text:line-break/>memória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3" draw:layer="layout" svg:width="3cm" svg:height="1.5cm" svg:x="6cm" svg:y="15.5cm">
          <text:p text:style-name="P1">Escreve dado<text:line-break/>na memóri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3cm" svg:height="1.5cm" svg:x="6cm" svg:y="18cm">
          <text:p text:style-name="P1">FI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7.499cm" svg:y1="11cm" svg:x2="7.499cm" svg:y2="12cm" draw:start-shape="id1" draw:start-glue-point="6" draw:end-shape="id2" draw:end-glue-point="4">
          <text:p text:style-name="P3"/>
        </draw:connector>
        <draw:connector draw:style-name="gr2" draw:text-style-name="P2" draw:layer="layout" svg:x1="7.499cm" svg:y1="14.499cm" svg:x2="7.499cm" svg:y2="15.5cm" draw:start-shape="id2" draw:start-glue-point="6" draw:end-shape="id3" draw:end-glue-point="4">
          <text:p text:style-name="P3"/>
        </draw:connector>
        <draw:connector draw:style-name="gr3" draw:text-style-name="P2" draw:layer="layout" svg:x1="9.498cm" svg:y1="13.249cm" svg:x2="11.5cm" svg:y2="13.249cm" draw:start-shape="id2" draw:start-glue-point="7" draw:end-shape="id4" draw:end-glue-point="5">
          <text:p text:style-name="P3"/>
        </draw:connector>
        <draw:connector draw:style-name="gr2" draw:text-style-name="P2" draw:layer="layout" svg:x1="13.249cm" svg:y1="14cm" svg:x2="13.249cm" svg:y2="15cm" draw:start-shape="id4" draw:start-glue-point="6" draw:end-shape="id5" draw:end-glue-point="4">
          <text:p text:style-name="P3"/>
        </draw:connector>
        <draw:connector draw:style-name="gr2" draw:text-style-name="P2" draw:layer="layout" svg:x1="7.499cm" svg:y1="17cm" svg:x2="7.499cm" svg:y2="18cm" draw:start-shape="id3" draw:start-glue-point="6" draw:end-shape="id6" draw:end-glue-point="4">
          <text:p text:style-name="P3"/>
        </draw:connector>
        <draw:connector draw:style-name="gr2" draw:text-style-name="P2" draw:layer="layout" svg:x1="13.249cm" svg:y1="17.499cm" svg:x2="9cm" svg:y2="18.749cm" draw:start-shape="id5" draw:start-glue-point="6" draw:end-shape="id6" draw:end-glue-point="7">
          <text:p text:style-name="P3"/>
        </draw:connector>
        <draw:connector draw:style-name="gr2" draw:text-style-name="P2" draw:layer="layout" svg:x1="11.5cm" svg:y1="16.249cm" svg:x2="9cm" svg:y2="16.249cm" draw:start-shape="id5" draw:start-glue-point="5" draw:end-shape="id3" draw:end-glue-point="7">
          <text:p text:style-name="P3"/>
        </draw:connector>
        <draw:frame draw:style-name="gr4" draw:layer="layout" svg:width="1.239cm" svg:height="0.704cm" svg:x="9.3cm" svg:y="12.7cm">
          <draw:text-box>
            <text:p text:style-name="P3">Sim</text:p>
          </draw:text-box>
        </draw:frame>
        <draw:frame draw:style-name="gr4" draw:layer="layout" svg:width="1.239cm" svg:height="0.704cm" svg:x="10.401cm" svg:y="15.7cm">
          <draw:text-box>
            <text:p text:style-name="P3">Sim</text:p>
          </draw:text-box>
        </draw:frame>
        <draw:frame draw:style-name="gr4" draw:layer="layout" svg:width="1.268cm" svg:height="0.704cm" svg:x="7.332cm" svg:y="14.3cm">
          <draw:text-box>
            <text:p text:style-name="P3">Não</text:p>
          </draw:text-box>
        </draw:frame>
        <draw:frame draw:style-name="gr4" draw:layer="layout" svg:width="1.268cm" svg:height="0.704cm" svg:x="13.132cm" svg:y="17.4cm">
          <draw:text-box>
            <text:p text:style-name="P3">Nã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1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</meta:initial-creator>
    <meta:creation-date>2007-03-10T15:00:19</meta:creation-date>
    <dc:creator>andre</dc:creator>
    <dc:date>2007-03-10T15:17:22</dc:date>
    <dc:language>pt-BR</dc:language>
    <meta:editing-cycles>4</meta:editing-cycles>
    <meta:editing-duration>PT17M5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